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03a27" officeooo:paragraph-rsid="00103a27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28361" officeooo:paragraph-rsid="00128361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mple portra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Gomez</meta:initial-creator>
    <meta:creation-date>2012-05-02T10:10:19</meta:creation-date>
    <meta:generator>LibreOffice/7.3.5.2$Linux_X86_64 LibreOffice_project/30$Build-2</meta:generator>
    <dc:date>2022-10-22T23:49:21.567231428</dc:date>
    <dc:creator>jjgs</dc:creator>
    <meta:editing-duration>PT11S</meta:editing-duration>
    <meta:editing-cycles>2</meta:editing-cycles>
    <meta:document-statistic meta:table-count="0" meta:image-count="0" meta:object-count="0" meta:page-count="1" meta:paragraph-count="1" meta:word-count="2" meta:character-count="15" meta:non-whitespace-character-count="14"/>
  </office:meta>
</office:document-meta>
</file>